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subtitle">
      <style:graphic-properties draw:fill-color="#ffffff" fo:min-height="16.255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Distribuovaný post-processing vizualizačních d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Zadání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ontrolní bod 1</text:p>
                <text:list>
                  <text:list-item>
                    <text:p text:style-name="P2">Seznámit se s počítačem Anselm, s filesystémem Luster, OpenMPI a s paralelní verzí HDF5</text:p>
                  </text:list-item>
                  <text:list-item>
                    <text:p text:style-name="P2">Zkompilovat a otestovat post-processing (sériový) vytvořený v rámci DP</text:p>
                  </text:list-item>
                </text:list>
              </text:list-item>
              <text:list-item>
                <text:p text:style-name="P2">Kontrolní bod 2</text:p>
                <text:list>
                  <text:list-item>
                    <text:p text:style-name="P2">Efektivní <text:span text:style-name="T2">portování aplikace to OpenMPI</text:span> s ohledem na filesystém Luster</text:p>
                  </text:list-item>
                  <text:list-item>
                    <text:p text:style-name="P2">Jednoduché příklady/tes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Zadán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ontrolní bod 3</text:p>
                <text:list>
                  <text:list-item>
                    <text:p>Změřit na reálných datech s více CPU</text:p>
                  </text:list-item>
                  <text:list-item>
                    <text:p>Vyhodnotit</text:p>
                  </text:list-item>
                  <text:list-item>
                    <text:p>Závěrečná zpráv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Test sériové verz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cjaros-gpu vs anselm</text:p>
                <text:list>
                  <text:list-item>
                    <text:p>Čas načtení celého datasetu</text:p>
                  </text:list-item>
                  <text:list-item>
                    <text:p>Čas načtení řezu v rovinách XY, XZ, YZ</text:p>
                  </text:list-item>
                  <text:list-item>
                    <text:p>Včetně vyhledání min/max hodnoty</text:p>
                  </text:list-item>
                  <text:list-item>
                    <text:p>Souvislé vs blokové rozložení d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512³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elmi malé rozdíly</text:p>
              </text:list-item>
              <text:list-item>
                <text:p>Načítání řezů – vhodné je blokové rozložení</text:p>
              </text:list-item>
              <text:list-item>
                <text:p>Načítání celého datasetu – vhodné je souvislé rozlože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1024³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Jeden uzel anselmu je „pomalejší“ než pcjaros-gpu</text:p>
              </text:list-item>
              <text:list-item>
                <text:p>Největší rozdíl – načtení řezu v rovině YZ</text:p>
                <text:list>
                  <text:list-item>
                    <text:p>pcjaros-gpu – 0,5 s</text:p>
                  </text:list-item>
                  <text:list-item>
                    <text:p>anselm – 9 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r Klepárník</meta:initial-creator>
    <meta:creation-date>2014-11-28T08:05:25.638499487</meta:creation-date>
    <dc:date>2014-11-28T08:55:26.228293418</dc:date>
    <dc:creator>Petr Klepárník</dc:creator>
    <meta:editing-duration>PT34M49S</meta:editing-duration>
    <meta:editing-cycles>3</meta:editing-cycles>
    <meta:generator>LibreOffice/4.2.7.2$Linux_X86_64 LibreOffice_project/420m0$Build-2</meta:generator>
    <meta:document-statistic meta:object-count="44"/>
  </office:meta>
</office:document-meta>
</file>